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MethodArgumentsResolver.getMethod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wiredMethodArgumentsResolver.resolve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MethodArgumentsResolver.toCommaSeparatedNames(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MethodArgumentsResolver.resolveArguments( RegisteredBean registeredBean , Method metho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utowiredMethodArgumentsResolver.withShortcut( String ... bea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MethodArgumentsResolver.resolveAndInvoke( RegisteredBean registeredBean ,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wiredMethodArgumentsResolver.forMethod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MethodArgumentsResolver.forRequiredMethod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dMethodArgumentsResolver.AutowiredMethodArgumentsResolver( String methodName , Class &lt; ? &gt; [ ] parameterTypes , boolean required , @ Nullable String [ ] shortcu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owiredMethodArgumentsResolver.resolve( RegisteredBean registeredBean , ThrowingConsumer &lt; AutowiredArguments &gt;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